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355269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355269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Alistai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lu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Gas Mine 15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413cm" svg:height="0.762cm" svg:x="0.889cm" svg:y="3.937cm">
          <text:p text:style-name="P1"><text:span text:style-name="T1">Ambiguous La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kers </text:span></text:p>
          <text:p text:style-name="P1"><text:span text:style-name="T1">Resear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Oasis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Tycho St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LKRM-Westfor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ow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ydro Harve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Mining Area 14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" draw:text-style-name="P2" xml:id="id13" draw:id="id13" draw:layer="layout" svg:width="3.048cm" svg:height="0.762cm" svg:x="21.082cm" svg:y="1.143cm">
          <text:p text:style-name="P1"><text:span text:style-name="T2">LKRM-Sand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0" draw:text-style-name="P8" xml:id="id14" draw:id="id14" draw:layer="layout" svg:width="3.048cm" svg:height="0.762cm" svg:x="13.589cm" svg:y="2.794cm">
          <text:p text:style-name="P1"><text:span text:style-name="T1">LKRM-Highdu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0" draw:text-style-name="P8" xml:id="id15" draw:id="id15" draw:layer="layout" svg:width="3.048cm" svg:height="0.762cm" svg:x="13.589cm" svg:y="5.08cm">
          <text:p text:style-name="P1"><text:span text:style-name="T1">Yantar-4K2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5.08cm" draw:start-shape="id14" draw:start-glue-point="2" draw:end-shape="id15" svg:d="M15113 3556v1524" svg:viewBox="0 0 1 1525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 6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Cloud Ci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  <draw:custom-shape draw:style-name="gr10" draw:text-style-name="P8" xml:id="id18" draw:id="id18" draw:layer="layout" svg:width="3.048cm" svg:height="0.762cm" svg:x="13.589cm" svg:y="9.271cm">
          <text:p text:style-name="P1"><text:span text:style-name="T1">Cargo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9" xml:id="id19" draw:id="id19" draw:layer="layout" svg:width="3.048cm" svg:height="0.762cm" svg:x="13.589cm" svg:y="11.557cm">
          <text:p text:style-name="P1"><text:span text:style-name="T1">CyberTe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5.842cm" svg:x2="15.113cm" svg:y2="9.271cm" draw:start-shape="id15" draw:start-glue-point="2" draw:end-shape="id18" draw:end-glue-point="0" svg:d="M15113 5842v3429" svg:viewBox="0 0 1 3430">
          <text:p/>
        </draw:connector>
        <draw:custom-shape draw:style-name="gr11" draw:text-style-name="P9" xml:id="id20" draw:id="id20" draw:layer="layout" svg:width="3.048cm" svg:height="0.762cm" svg:x="9.652cm" svg:y="11.557cm">
          <text:p text:style-name="P1"><text:span text:style-name="T1">Fob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9" xml:id="id21" draw:id="id21" draw:layer="layout" svg:width="3.048cm" svg:height="0.762cm" svg:x="13.589cm" svg:y="14.478cm">
          <text:p text:style-name="P1"><text:span text:style-name="T1">Deep Space 9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22" draw:id="id22" draw:layer="layout" svg:width="3.048cm" svg:height="0.762cm" svg:x="18.796cm" svg:y="9.271cm">
          <text:p text:style-name="P1"><text:span text:style-name="T1">Sakigake (charg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23" draw:id="id23" draw:layer="layout" svg:width="3.048cm" svg:height="0.762cm" svg:x="18.796cm" svg:y="11.557cm">
          <text:p text:style-name="P1"><text:span text:style-name="T1">Shin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24" draw:id="id24" draw:layer="layout" svg:width="3.048cm" svg:height="0.762cm" svg:x="22.606cm" svg:y="11.557cm">
          <text:p text:style-name="P1"><text:span text:style-name="T1">Nozomi (hop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10.033cm" svg:x2="15.113cm" svg:y2="11.557cm" draw:start-shape="id18" draw:start-glue-point="2" draw:end-shape="id19" draw:end-glue-point="0" svg:d="M15113 10033v1524" svg:viewBox="0 0 1 1525">
          <text:p/>
        </draw:connector>
        <draw:connector draw:style-name="gr5" draw:text-style-name="P1" draw:layer="layout" svg:x1="12.7cm" svg:y1="11.938cm" svg:x2="13.589cm" svg:y2="11.938cm" draw:start-shape="id20" draw:start-glue-point="1" draw:end-shape="id19" draw:end-glue-point="3" svg:d="M12700 11938h889" svg:viewBox="0 0 890 1">
          <text:p/>
        </draw:connector>
        <draw:connector draw:style-name="gr5" draw:text-style-name="P1" draw:layer="layout" svg:x1="15.113cm" svg:y1="14.478cm" svg:x2="15.113cm" svg:y2="12.319cm" draw:start-shape="id21" draw:start-glue-point="0" draw:end-shape="id19" draw:end-glue-point="2" svg:d="M15113 14478v-2159" svg:viewBox="0 0 1 2160">
          <text:p/>
        </draw:connector>
        <draw:connector draw:style-name="gr5" draw:text-style-name="P1" draw:layer="layout" svg:x1="16.637cm" svg:y1="9.652cm" svg:x2="18.796cm" svg:y2="9.652cm" draw:start-shape="id18" draw:start-glue-point="1" draw:end-shape="id22" draw:end-glue-point="3" svg:d="M16637 9652h2159" svg:viewBox="0 0 2160 1">
          <text:p/>
        </draw:connector>
        <draw:connector draw:style-name="gr5" draw:text-style-name="P1" draw:layer="layout" svg:x1="20.32cm" svg:y1="10.033cm" svg:x2="20.32cm" svg:y2="11.557cm" draw:start-shape="id22" draw:start-glue-point="2" draw:end-shape="id23" draw:end-glue-point="0" svg:d="M20320 10033v1524" svg:viewBox="0 0 1 1525">
          <text:p/>
        </draw:connector>
        <draw:connector draw:style-name="gr5" draw:text-style-name="P1" draw:layer="layout" svg:x1="21.844cm" svg:y1="9.652cm" svg:x2="24.13cm" svg:y2="11.557cm" draw:start-shape="id22" draw:start-glue-point="1" draw:end-shape="id24" draw:end-glue-point="0" svg:d="M21844 9652h2286v1905" svg:viewBox="0 0 2287 1906">
          <text:p/>
        </draw:connector>
        <draw:connector draw:style-name="gr5" draw:text-style-name="P1" draw:layer="layout" svg:x1="16.637cm" svg:y1="11.938cm" svg:x2="18.796cm" svg:y2="11.938cm" draw:start-shape="id19" draw:start-glue-point="1" draw:end-shape="id23" draw:end-glue-point="3" svg:d="M16637 11938h2159" svg:viewBox="0 0 2160 1">
          <text:p/>
        </draw:connector>
        <draw:custom-shape draw:style-name="gr7" draw:text-style-name="P5" xml:id="id25" draw:id="id25" draw:layer="layout" svg:width="3.048cm" svg:height="0.762cm" svg:x="18.796cm" svg:y="13.208cm">
          <text:p text:style-name="P1"><text:span text:style-name="T1">Akatsuki (Dusk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20.32cm" svg:y1="12.319cm" svg:x2="20.32cm" svg:y2="13.208cm" draw:start-shape="id23" draw:start-glue-point="2" draw:end-shape="id25" draw:end-glue-point="0" svg:d="M20320 12319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7-10T17:17:11.364000000</dc:date>
    <meta:editing-duration>PT13H55M36S</meta:editing-duration>
    <meta:editing-cycles>11</meta:editing-cycles>
    <meta:generator>LibreOffice/6.2.4.2$Windows_X86_64 LibreOffice_project/2412653d852ce75f65fbfa83fb7e7b669a126d64</meta:generator>
    <meta:document-statistic meta:object-count="50"/>
  </office:meta>
</office:document-meta>
</file>